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A GENOVESA AGROINDUSTRIA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ORDOVA LIVIA, CESAR VICTO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973637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177.1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708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708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2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8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18:18:1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